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Colibri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18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2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1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0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8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57" style:family="paragraph" style:parent-style-name="Table_20_Contents">
      <style:text-properties style:font-name="Helvetica" fo:font-size="6pt" style:font-size-asian="6pt" style:font-size-complex="6pt"/>
    </style:style>
    <style:style style:name="P58" style:family="paragraph" style:parent-style-name="Table_20_Contents">
      <style:text-properties style:font-name="Helvetica" fo:font-size="6pt" style:font-size-asian="5.25pt" style:font-size-complex="6pt"/>
    </style:style>
    <style:style style:name="P5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style:font-name="Helvetica" fo:font-size="8pt" style:font-size-asian="8pt" style:font-size-complex="8pt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6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language="en" fo:country="US" style:text-underline-style="none" style:font-size-asian="8pt" style:font-size-complex="8pt"/>
    </style:style>
    <style:style style:name="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style-asian="normal" style:font-style-complex="normal" style:text-overline-style="none" style:text-overline-color="font-color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1" style:family="text">
      <style:text-properties officeooo:rsid="000b971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6"><text:span text:style-name="T1">FATTURA</text:span><text:span text:style-name="T18"><text:placeholder text:placeholder-type="text">&lt;if test="o.state =='proforma2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state =='draft'"&gt;</text:placeholder></text:span><text:span text:style-name="T18"> </text:span><text:span text:style-name="T20">in BOZZA</text:span><text:span text:style-name="T18"><text:placeholder text:placeholder-type="text">&lt;/if&gt;</text:placeholder></text:span><text:span text:style-name="T1"> N. </text:span><text:span text:style-name="T14"><text:placeholder text:placeholder-type="text">&lt;o.number or ''&gt;</text:placeholder></text:span><text:span text:style-name="T1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36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6">Codice fiscale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2">
                <table:table-cell table:style-name="Table1.A3.1.2" office:value-type="string">
                  <text:p text:style-name="P34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3">
                <table:table-cell table:style-name="Table1.A3.1.1" office:value-type="string">
                  <text:p text:style-name="P36">Partita IVA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4">
                <table:table-cell table:style-name="Table1.A3.1.2" office:value-type="string">
                  <text:p text:style-name="P34"><text:placeholder text:placeholder-type="text">&lt;o.partner_id.vat or ''&gt;</text:placeholder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5">
                <table:table-cell table:style-name="Table1.A3.1.5" office:value-type="string">
                  <text:p text:style-name="P36">Commessa: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  <table:table-row table:style-name="Table1.A3.5">
                <table:table-cell table:style-name="Table1.A3.1.6" office:value-type="string">
                  <text:p text:style-name="P35"><text:placeholder text:placeholder-type="text">&lt;if test="o.origin &lt;&gt;''"&gt;</text:placeholder></text:p>
                  <text:p text:style-name="P33"><text:placeholder text:placeholder-type="text">&lt;o.origin or ''&gt;</text:placeholder></text:p>
                  <text:p text:style-name="P35"><text:placeholder text:placeholder-type="text">&lt;/if&gt;</text:placeholder></text:p>
                  <text:p text:style-name="P35"><text:placeholder text:placeholder-type="text">&lt;if test="o.origin ==''"&gt;</text:placeholder></text:p>
                  <text:p text:style-name="P35"><text:placeholder text:placeholder-type="text">&lt;for each="ddt in invoice_tree(o.invoice_line)"&gt;</text:placeholder></text:p>
                  <text:p text:style-name="P51"><text:placeholder text:placeholder-type="text">&lt;for each="line in ddt['lines']"&gt;</text:placeholder> </text:p>
                  <text:p text:style-name="P52"><text:placeholder text:placeholder-type="text">&lt;line.origin or ''&gt;</text:placeholder><text:span text:style-name="T16">.</text:span></text:p>
                  <text:p text:style-name="P51"><text:placeholder text:placeholder-type="text">&lt;/for&gt;</text:placeholder></text:p>
                  <text:p text:style-name="P51"><text:placeholder text:placeholder-type="text">&lt;/for&gt;</text:placeholder></text:p>
                  <text:p text:style-name="P33"><text:span text:style-name="T16"><text:placeholder text:placeholder-type="text">&lt;/if&gt;</text:placeholder></text:span><text:span text:style-name="T16"> </text:span></text:p>
                </table:table-cell>
                <table:table-cell table:style-name="Table1.A1" office:value-type="string">
                  <text:p text:style-name="P39"/>
                </table:table-cell>
                <table:table-cell table:style-name="Table1.A1" office:value-type="string">
                  <text:p text:style-name="P39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7">Spett.le </text:p>
            <text:p text:style-name="P48"><text:placeholder text:placeholder-type="text">&lt;o.partner_id.name or ''&gt;</text:placeholder></text:p>
            <text:p text:style-name="P48"><text:placeholder text:placeholder-type="text">&lt;o.partner_id.street or ''&gt;</text:placeholder></text:p>
            <text:p text:style-name="P48"><text:span text:style-name="T10"><text:placeholder text:placeholder-type="text">&lt;o.partner_id.zip or ''&gt;</text:placeholder></text:span><text:span text:style-name="T10"> - </text:span><text:span text:style-name="T10"><text:placeholder text:placeholder-type="text">&lt;o.partner_id.city or ''&gt;</text:placeholder></text:span><text:span text:style-name="T10"> - </text:span><text:span text:style-name="T10"><text:placeholder text:placeholder-type="text">&lt;o.partner_id.state_id.code or ''&gt;</text:placeholder></text:span><text:span text:style-name="T10"> </text:span><text:span text:style-name="T10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7">Codice art.</text:p>
          </table:table-cell>
          <table:table-cell table:style-name="Table2.A1" office:value-type="string">
            <text:p text:style-name="P37">Descrizione</text:p>
          </table:table-cell>
          <table:table-cell table:style-name="Table2.A1" office:value-type="string">
            <text:p text:style-name="P37">U.M.</text:p>
          </table:table-cell>
          <table:table-cell table:style-name="Table2.A1" office:value-type="string">
            <text:p text:style-name="P38">Quantità</text:p>
          </table:table-cell>
          <table:table-cell table:style-name="Table2.A1" office:value-type="string">
            <text:p text:style-name="P64">Pr. unitario</text:p>
          </table:table-cell>
          <table:table-cell table:style-name="Table2.A1" office:value-type="string">
            <text:p text:style-name="P64">Sconto</text:p>
          </table:table-cell>
          <table:table-cell table:style-name="Table2.A1" office:value-type="string">
            <text:p text:style-name="P38">I.V.A.</text:p>
          </table:table-cell>
          <table:table-cell table:style-name="Table2.H1" office:value-type="string">
            <text:p text:style-name="P38">Totale</text:p>
          </table:table-cell>
        </table:table-row>
      </table:table>
      <text:p text:style-name="P41"><text:placeholder text:placeholder-type="text">&lt;for each="ddt in invoice_tree(o.invoice_line)"&gt;</text:placeholder></text:p>
      <text:p text:style-name="P25"><text:placeholder text:placeholder-type="text">&lt;ddt['description'] or ''&gt;</text:placeholder></text:p>
      <text:p text:style-name="P41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0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0"><text:placeholder text:placeholder-type="text">&lt;line.name or ''&gt;</text:placeholder></text:p>
          </table:table-cell>
          <table:table-cell table:style-name="Table3.A1" office:value-type="string">
            <text:p text:style-name="P21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47"><text:placeholder text:placeholder-type="text">&lt;if test="line.quantity != 0.00"&gt;</text:placeholder><text:soft-page-break/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4"><text:placeholder text:placeholder-type="text">&lt;if test="line.quantity != 0.00"&gt;</text:placeholder><text:soft-page-break/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4"><text:placeholder text:placeholder-type="text">&lt;if test="line.quantity != 0.00"&gt;</text:placeholder><text:soft-page-break/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3"><text:placeholder text:placeholder-type="text">&lt;line.note or ''&gt;</text:placeholder><text:span text:style-name="T16"> </text:span></text:p>
      <text:p text:style-name="P49"><text:placeholder text:placeholder-type="text">&lt;/for&gt;</text:placeholder><text:placeholder text:placeholder-type="text">&lt;/for&gt;</text:placeholder></text:p>
      <text:p text:style-name="P50"><text:placeholder text:placeholder-type="text">&lt;o.comment or ''&gt;</text:placeholder></text:p>
      <text:p text:style-name="P53"><text:placeholder text:placeholder-type="text">&lt;if test="o.fiscal_position and o.fiscal_position.is_tax_exemption"&gt;</text:placeholder></text:p>
      <text:p text:style-name="P54"/>
      <text:p text:style-name="P55"><text:span text:style-name="T17">non imponibile iva come da Vs. dichiarazione numero </text:span><text:span text:style-name="T17"><text:placeholder text:placeholder-type="text">&lt;o.fiscal_position.number&gt;</text:placeholder></text:span><text:span text:style-name="T17"> del </text:span><text:placeholder text:placeholder-type="text">&lt;o.fiscal_position.date and formatLang(o.fiscal_position.date,date=True) or ''&gt;</text:placeholder></text:p>
      <text:p text:style-name="P55"/>
      <text:p text:style-name="P5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6" style:family="text">
      <style:text-properties fo:color="#000000" fo:language="en" fo:country="US" style:text-underline-style="none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weight="normal" style:font-weight-asian="normal" style:font-weight-complex="normal"/>
    </style:style>
    <style:style style:name="MT11" style:family="text">
      <style:text-properties fo:font-size="9pt" style:font-size-asian="9pt" style:font-size-complex="9pt"/>
    </style:style>
    <style:style style:name="MT12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><text:span text:style-name="MT5"/></text:p>
        <text:p text:style-name="MP8"><text:span text:style-name="MT2"/></text:p>
        <text:p text:style-name="MP9"><text:span text:style-name="Internet_20_link"><text:span text:style-name="MT6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8"><text:placeholder text:placeholder-type="text">&lt;o.partner_bank_id.bank.name&gt;</text:placeholder></text:span><text:span text:style-name="MT8"> </text:span></text:p>
              <text:p text:style-name="MP23"><text:span text:style-name="MT9">IBAN </text:span><text:span text:style-name="MT9"><text:placeholder text:placeholder-type="text">&lt;o.partner_bank_id.acc_number&gt;</text:placeholder></text:span><text:span text:style-name="MT9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state_id and o.company_id.bank_ids[0].bank.state_id.code or '' &gt;</text:placeholder></text:p>
              <text:p text:style-name="MP23"><text:span text:style-name="MT9">IBAN </text:span><text:span text:style-name="MT9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10"><text:placeholder text:placeholder-type="text">&lt;o.currency_id.symbol or ''&gt;</text:placeholder></text:span><text:span text:style-name="MT10"> </text:span><text:placeholder text:placeholder-type="text">&lt;italian_number(o.amount_untaxed)&gt;</text:placeholder></text:p>
              <text:p text:style-name="MP29"/>
              <text:p text:style-name="MP28"><text:span text:style-name="MT10"><text:placeholder text:placeholder-type="text">&lt;o.currency_id.symbol or ''&gt;</text:placeholder></text:span><text:span text:style-name="MT10"> </text:span><text:placeholder text:placeholder-type="text">&lt;italian_number(o.amount_tax)&gt;</text:placeholder></text:p>
              <text:p text:style-name="MP28"/>
              <text:p text:style-name="MP28"><text:span text:style-name="MT11"><text:placeholder text:placeholder-type="text">&lt;o.currency_id.symbol or ''&gt;</text:placeholder></text:span><text:span text:style-name="MT10"> </text:span><text:span text:style-name="MT11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2"><text:placeholder text:placeholder-type="text">&lt;formatLang(line.date_maturity,date=True) or ''&gt;</text:placeholder></text:span><text:span text:style-name="MT12"> <text:s text:c="4"/></text:span><text:span text:style-name="MT13"><text:placeholder text:placeholder-type="text">&lt;o.currency_id.symbol or ''&gt;</text:placeholder></text:span><text:span text:style-name="MT13"> <text:s text:c="4"/></text:span><text:span text:style-name="MT12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8:34:15.866000000</dc:date>
    <meta:editing-duration>P1DT4H30M31S</meta:editing-duration>
    <meta:editing-cycles>188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8" meta:word-count="374" meta:character-count="3803" meta:non-whitespace-character-count="3494"/>
  </office:meta>
</office:document-meta>
</file>